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2" style:family="paragraph" style:parent-style-name="Standard">
      <style:paragraph-properties fo:line-height="200%" fo:text-align="end" style:justify-single-word="false"/>
      <style:text-properties fo:font-size="14pt" style:font-size-asian="14pt" style:font-size-complex="14pt"/>
    </style:style>
    <style:style style:name="P3" style:family="paragraph" style:parent-style-name="Standard">
      <style:paragraph-properties fo:line-height="200%" fo:text-align="end" style:justify-single-word="false"/>
    </style:style>
    <style:style style:name="P4" style:family="paragraph" style:parent-style-name="Standard" style:master-page-name="Standard">
      <style:paragraph-properties fo:line-height="200%" fo:text-align="center" style:justify-single-word="false" style:page-number="auto"/>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 style:family="text">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פרק 6-</text:p>
      <text:p text:style-name="P1">ההגנה על ואריאן</text:p>
      <text:p text:style-name="P2"><text:s text:c="5"/>הם בילו את הלילה בחדר מיוחד באובליסק. פיוריטארוס התעורר באמצע הלילה. הוא יצא החוצה מהחדר אל המרפסת שלו ופגש את רהנארה.</text:p>
      <text:p text:style-name="P2"><text:s text:c="5"/>"רהנארה, לא תאמיני איזה חלום מוזר חלמתי..."</text:p>
      <text:p text:style-name="P2"><text:s text:c="5"/>"תן לי לנחש, פיוריטארוס, חלמת על טקס מוזר עם ארבעה פסלי מלאכים, אשר הרימו אותך באוויר לגובה שלהם ואז פרצו להן כנפי מלאך מגן מגבך שלך."</text:p>
      <text:p text:style-name="P2"><text:s text:c="5"/>"איך ידעת מה היה חלומי?"</text:p>
      <text:p text:style-name="P2"><text:s text:c="5"/>"בדוק את הדברים הללו שעל גבך..."</text:p>
      <text:p text:style-name="P2"><text:s text:c="5"/>הוא העיף לאחור מבט חטוף וראה את קצות הכנפיים שלו. "לעזאזל, זה לא היה חלום אחרי הכל, למה הדברים הללו מלאים בדם...?"</text:p>
      <text:p text:style-name="P3"><text:span text:style-name="T1"><text:s text:c="5"/>"זה הדם שזרם מפצעיך בגב כאשר הכנפיים פרצו, מתוך קרעים בבשר שנוצרו כדי לאפשר להן לצאת החוצה. האם אתה יודע כיצד להשתמש בהן?"</text:span></text:p>
      <text:p text:style-name="P3"><text:span text:style-name="T1"><text:s text:c="5"/>"אינני חושב... לפחות – עדיין לא."</text:span></text:p>
      <text:p text:style-name="P2"><text:s text:c="5"/>"אולי אם אדחוף אותך מהמרפסת הזו, אז תדע כיצד להשתמש בהן."</text:p>
      <text:p text:style-name="P2"><text:s text:c="5"/>"ייתכן שזה יעבוד בדרך הזו אך אני מעדיף שלא תנסי לבחון את האפשרות, אלא אם כן זו תהיה הברירה היחידה של יציאה ממצב מסובך." רהנארה קרבה אל פיוריטארוס עם ידיה מתוחות לאחור כאילו שהיא באמת התכוונה לדחוף אותו מהגג, אך אז היא קפצה עליו וחיבקה אותו.</text:p>
      <text:p text:style-name="P2"><text:soft-page-break/><text:s text:c="5"/>"אתה המלאך המגן הפרטי שלי, פיוריטארוס."</text:p>
      <text:p text:style-name="P2"><text:s text:c="5"/>"את נשמתי הבלתי-מכונפת התאומה, רהנארה." גשם כבד החל לרדת עליהם בהדרגה. לפתע הצליח פיוריטארוס לפרוס את אחת מכנפיו על מנת לכסות את רהנארה מפני הגשם.</text:p>
      <text:p text:style-name="P3"><text:span text:style-name="T1"><text:s text:c="5"/>"תודה פיוריטארוס, אך זה בסדר, אינני עשוייה מסוכר."</text:span></text:p>
      <text:p text:style-name="P3"><text:span text:style-name="T1"><text:s text:c="5"/>"אז מדוע עורך כה מתוק?"</text:span></text:p>
      <text:p text:style-name="P2"><text:s text:c="5"/>"שתוק כבר ונשקני." הוא נשק לה.</text:p>
      <text:p text:style-name="P3"><text:span text:style-name="T1"><text:s text:c="5"/>לפתע קוריאל הפריעה להם: "אני מצטערת שאני מטרידה אתכם, אך היה לי עכשיו חלום בלהות, והייתי חייבת אוויר צח... אני באמת מתנצלת שהפרעתי לכם..."</text:span></text:p>
      <text:p text:style-name="P2"><text:s text:c="5"/>"אל דאגה; יהיו לנו הזדמנויות נוספות, נכון, רהנארה?"</text:p>
      <text:p text:style-name="P2"><text:s text:c="5"/>"כמובן שתהיינה הזדמנויות נוספות." פיוריטארוס הצליח לפרוס כעת את כנפו השנייה עבור קוריאל. כדי לכסות עליה מפני הגשם."</text:p>
      <text:p text:style-name="P2"><text:s text:c="5"/>"הן שימושיות למדי הכנפיים הללו, בתור אמצעי מיגון מפני גשם." רהנארה אמרה.</text:p>
      <text:p text:style-name="P3"><text:span text:style-name="T1"><text:s text:c="5"/>"אני יודע, אך אני מקווה שהם יהיו שוות את הכאב בגבי שהן נתנו לי. למען האמת, זה עדיין כואב מעט, על אף שמרבית הכאב כבר דעך."</text:span></text:p>
      <text:p text:style-name="P3"><text:span text:style-name="T1"><text:s text:c="5"/>"אתה היית חייב לקבלן כדי למלא את חלקך בנבואה הרביעית, כפי שחזה אותה קור-לורטאר." אמרה קוריאל.</text:span></text:p>
      <text:p text:style-name="P3"><text:span text:style-name="T1"><text:s text:c="5"/>"אני אעשה כפי שיצווה עליי הגורל, אך הייתי מעדיף שלא להיכלל בעוד נבואות. אני מתעב את הרעיון שאני עוד חייל במשחק הגדול של החיים. אני אעשה את מה שמוטל עליי לעשות כדי לרצות את האלים, על אף שהייתי מעדיף להיות בשליטה מלאה על גורלי שלי."</text:span></text:p>
      <text:p text:style-name="P2"><text:s text:c="5"/>"בדרך זו או אחרת עליך לקבל את העובדה שכולנו חיילי משחק עבור האלים והללו יכולים לשנות את גורלנו כיצד שיחפצו." קוריאל ציינה.</text:p>
      <text:p text:style-name="P3"><text:soft-page-break/><text:span text:style-name="T1"><text:s text:c="5"/>"בכל מקרה הייתי רוצה ללמוד כיצד להשתמש בכנפיים במהרה כדי שהן לא יהיו סתם עוד נטל כבד מנשוא."</text:span></text:p>
      <text:p text:style-name="P3"><text:span text:style-name="T1"><text:s text:c="5"/>"למזלך, אינך נקבה, אז היית יודע מהו נטל כבד מנשוא." אמרה רהנארה.</text:span></text:p>
      <text:p text:style-name="P2"><text:s text:c="5"/>"אינני מניח שהיית מחליפה את זוג שדייך תמורת זוג הכנפיים הזה?" שאל פיוריטארוס.</text:p>
      <text:p text:style-name="P3"><text:span text:style-name="T1"><text:s text:c="5"/>"מדוע לא? אני הייתי מתחלפת אם הייתה ניתנת לי האפשרות." ציינה קוריאל.</text:span></text:p>
      <text:p text:style-name="P2"><text:s text:c="5"/>"אין מצב!!!" קרא פיוריטארוס.</text:p>
      <text:p text:style-name="P2"><text:s text:c="5"/>"אין לך מושג ירוק מה ההרגשה של להיכנס לבד לתוך פונדק מלא בחורים שמתעניינים רק באזור אחד בגוף שלך." קוריאל אמרה.</text:p>
      <text:p text:style-name="P2"><text:s text:c="5"/>"היא צודקת, פיוריטארוס, מצד אחד קשה להאשים אתכם שאתם בוהים לכיוון ההוא, אך כאשר אתה מוקף בגברים חרמנים אשר מוכנים לעשות הכל רק כדי לראותך עירום, אז לא נותר לנו דבר מעבר ללקוות שהיינו נולדות גברים..."</text:p>
      <text:p text:style-name="P3"><text:span text:style-name="T1"><text:s text:c="5"/>"אני מתנצל, בנות, אף פעם לא חשבתי על כך מנקודת המבט שלכן."</text:span></text:p>
      <text:p text:style-name="P2"><text:s text:c="5"/>"איזו הפתעה, פיוריטארוס, והאם אי פעם פחדת להיאנס וליכנס להיריון כפועל יוצא של האונס, והצטרך לגדל ילד שמעולם לא חפצת בו מלכתחילה."</text:p>
      <text:p text:style-name="P2"><text:s text:c="5"/>"טוב בסדר, קוריאל, את מתחילה להפחיד גם אותי עכשיו." רהנארה אמרה לה.</text:p>
      <text:p text:style-name="P3"><text:span text:style-name="T1"><text:s text:c="5"/>"אם לא היו לך את החרבות הללו בסולאטרה, את היית מפחדת כמוני, למרות שלרוב הרגשתי מוגנת בזכות אחי, ואלאדריאן. אם הוא לא היה שם בשבילי, סביר להניח שהייתי שמה קץ לחיי עם כל החלאות שהסתובבו שם..."</text:span></text:p>
      <text:p text:style-name="P3"><text:span text:style-name="T1"><text:s text:c="5"/>"אני מצטערת, קוריאל, אך איאלץ שלא להסכים עם נקודת מבטך בנושא הזה. אם לא הייתה לי את חרבי אז בסולאטרה, הייתי נלחמת כדי לשרוד בכל מקרה. בידיים חשופות וברגליים חשופות הייתי נלחמת על דרכיי כדי לשרוד את הרחובות של סולאטרה. במקרה </text:span><text:soft-page-break/><text:span text:style-name="T1">הגרוע ביותר, הייתי מבקשת מקלט בצריח של אביה של נהמהטריס, נוקדארוס." בינתיים הגשם פסק. פיוריטארוס קיפל את כנפיו, אשר היו ספוגות כעת במים, בדיוק כמו פיוריטארוס. רהנארה וקוריאל היו יבשות יחסית לפיוריטארוס.</text:span></text:p>
      <text:p text:style-name="P2"><text:s text:c="5"/>"אני הייתי הולכת לשם בהזדמנות הראשונה שהייתה צצה, ולא מחכה שזה יהיה המוצא האחרון." טענה קוריאל.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end" style:justify-single-word="false" fo:orphans="2" fo:widows="2" fo:text-indent="0cm" style:auto-text-indent="false" style:writing-mode="rl-tb"/>
      <style:text-properties style:use-window-font-color="true" style:font-name="Times New Roman" fo:font-size="12pt" fo:language="en" fo:country="US" style:font-name-asian="Times New Roman" style:font-size-asian="12pt" style:font-name-complex="Times New Roman" style:font-size-complex="12pt" style:language-complex="he" style:country-complex="IL"/>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4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style:style style:name="גופן_20_ברירת_20_המחדל_20_של_20_קטע" style:display-name="גופן ברירת המחדל של קטע"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rl-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פרק 6-</dc:title>
    <meta:initial-creator>DaVe</meta:initial-creator>
    <meta:creation-date>2005-10-13T21:03:00</meta:creation-date>
    <dc:creator>OoZoOl Obliterator</dc:creator>
    <dc:date>2008-01-19T02:16:31</dc:date>
    <meta:editing-cycles>5</meta:editing-cycles>
    <meta:editing-duration>PT7H17M0S</meta:editing-duration>
    <meta:user-defined meta:name="Info 1"/>
    <meta:user-defined meta:name="Info 2"/>
    <meta:user-defined meta:name="Info 3"/>
    <meta:user-defined meta:name="Info 4"/>
    <meta:document-statistic meta:table-count="0" meta:image-count="0" meta:object-count="0" meta:page-count="4" meta:paragraph-count="38" meta:word-count="687" meta:character-count="3953"/>
  </office:meta>
</office:document-meta>
</file>